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text-properties officeooo:rsid="00017180" officeooo:paragraph-rsid="00017180"/>
    </style:style>
    <style:style style:name="T1" style:family="text">
      <style:text-properties officeooo:rsid="0002ed8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ina, a communist nation in East Asia, is the world's most populous country. It's vast landscape encompasses grassland, desert, mountain ranges, lakes , river ,and 14,500 km of coastline. <text:span text:style-name="T1">It is the world's most populous country, with a population of over 1.38 billion. China had the largest economy in the world for most pf the last two thousands years,during which it has seen cycles of prosperity and decline. China has become one of the world's fastest-growing major economi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5T15:01:39.764609783</meta:creation-date>
    <dc:date>2016-03-17T12:54:04.317710154</dc:date>
    <meta:editing-duration>PT19M25S</meta:editing-duration>
    <meta:editing-cycles>2</meta:editing-cycles>
    <meta:generator>LibreOffice/5.0.2.2$Linux_x86 LibreOffice_project/00m0$Build-2</meta:generator>
    <meta:document-statistic meta:table-count="0" meta:image-count="0" meta:object-count="0" meta:page-count="1" meta:paragraph-count="1" meta:word-count="78" meta:character-count="481" meta:non-whitespace-character-count="404"/>
  </office:meta>
</office:document-meta>
</file>